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text-properties fo:font-weight="bold" style:font-weight-asian="bold"/>
    </style:style>
    <style:style style:name="P18" style:parent-style-name="Normální" style:family="paragraph">
      <style:paragraph-properties fo:keep-with-next="always" style:text-autospace="none" fo:text-align="justify" fo:margin-top="0.3333in" fo:margin-bottom="0.1666in" style:line-height-at-least="0.175in"/>
      <style:text-properties style:font-name-complex="Calibri" fo:font-weight="bold" style:font-weight-asian="bold" style:font-weight-complex="bold" fo:color="#008576" fo:font-size="12pt" style:font-size-asian="12pt"/>
    </style:style>
    <style:style style:name="P19" style:parent-style-name="Číslovanýseznam" style:family="paragraph">
      <style:paragraph-properties fo:margin-left="0.3937in" fo:text-indent="-0.3937in">
        <style:tab-stops>
          <style:tab-stop style:type="left" style:position="0in"/>
        </style:tab-stops>
      </style:paragraph-properties>
    </style:style>
    <style:style style:name="P20" style:parent-style-name="Číslovanýseznam" style:family="paragraph">
      <style:paragraph-properties fo:margin-left="0.3937in" fo:text-indent="-0.3937in">
        <style:tab-stops>
          <style:tab-stop style:type="left" style:position="0in"/>
        </style:tab-stops>
      </style:paragraph-properties>
    </style:style>
    <style:style style:name="P21" style:parent-style-name="Číslovanýseznam" style:family="paragraph">
      <style:paragraph-properties fo:margin-left="0.3937in" fo:text-indent="-0.3937in">
        <style:tab-stops>
          <style:tab-stop style:type="left" style:position="0in"/>
        </style:tab-stops>
      </style:paragraph-properties>
    </style:style>
    <style:style style:name="P22" style:parent-style-name="Číslovanýseznam" style:family="paragraph">
      <style:paragraph-properties fo:margin-left="0.3937in" fo:text-indent="-0.3937in">
        <style:tab-stops>
          <style:tab-stop style:type="left" style:position="0in"/>
        </style:tab-stops>
      </style:paragraph-properties>
    </style:style>
    <style:style style:name="P23" style:parent-style-name="Číslovanýseznam" style:family="paragraph">
      <style:paragraph-properties fo:margin-left="0.3937in" fo:text-indent="-0.3937in">
        <style:tab-stops>
          <style:tab-stop style:type="left" style:position="0in"/>
        </style:tab-stops>
      </style:paragraph-properties>
    </style:style>
    <style:style style:name="P24" style:parent-style-name="Číslovanýseznam" style:family="paragraph">
      <style:paragraph-properties fo:margin-left="0.3937in" fo:text-indent="-0.3937in">
        <style:tab-stops>
          <style:tab-stop style:type="left" style:position="0in"/>
        </style:tab-stops>
      </style:paragraph-properties>
    </style:style>
    <style:style style:name="P25" style:parent-style-name="Číslovanýseznam" style:family="paragraph">
      <style:paragraph-properties fo:margin-left="0.3937in" fo:text-indent="-0.3937in">
        <style:tab-stops>
          <style:tab-stop style:type="left" style:position="0in"/>
        </style:tab-stops>
      </style:paragraph-properties>
    </style:style>
    <style:style style:name="T26" style:parent-style-name="Standardnípísmoodstavce" style:family="text">
      <style:text-properties fo:font-style="italic" style:font-style-asian="italic" style:font-style-complex="italic"/>
    </style:style>
    <style:style style:name="T27" style:parent-style-name="Standardnípísmoodstavce" style:family="text">
      <style:text-properties fo:font-style="italic" style:font-style-asian="italic"/>
    </style:style>
    <style:style style:name="T28" style:parent-style-name="Standardnípísmoodstavce" style:family="text">
      <style:text-properties fo:font-style="italic" style:font-style-asian="italic" style:font-style-complex="italic"/>
    </style:style>
    <style:style style:name="P29" style:parent-style-name="Odstavecseseznamem" style:family="paragraph">
      <style:paragraph-properties fo:margin-left="0in" fo:text-indent="0in">
        <style:tab-stops/>
      </style:paragraph-properties>
    </style:style>
    <style:style style:name="P30" style:parent-style-name="Odstavecseseznamem" style:family="paragraph">
      <style:paragraph-properties fo:margin-left="0in" fo:text-indent="0in">
        <style:tab-stops/>
      </style:paragraph-properties>
    </style:style>
    <style:style style:name="P31" style:parent-style-name="Odstavecseseznamem" style:family="paragraph">
      <style:paragraph-properties fo:margin-left="0in" fo:text-indent="0in">
        <style:tab-stops/>
      </style:paragraph-properties>
    </style:style>
    <style:style style:name="P32" style:parent-style-name="Odstavecseseznamem" style:family="paragraph">
      <style:paragraph-properties fo:margin-left="0in" fo:text-indent="0in">
        <style:tab-stops/>
      </style:paragraph-properties>
    </style:style>
    <style:style style:name="P33" style:parent-style-name="Odstavecseseznamem" style:family="paragraph">
      <style:paragraph-properties fo:margin-left="0in" fo:text-indent="0in">
        <style:tab-stops/>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text:s/>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64/2021<text:bookmark-end text:name="Text14"/></text:p>
            <text:p text:style-name="Normální">KVOP-37403/2021<text:bookmark-end text:name="Text2"/></text:p>
            <text:p text:style-name="Normální"><text:bookmark-start text:name="Text6"/>06. 09. 2021<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13"/><text:bookmark-start text:name="Text7"/><text:s text:c="5"/><text:bookmark-end text:name="Text13"/></text:p>
            <text:p text:style-name="Normální"><text:s text:c="5"/><text:bookmark-end text:name="Text7"/></text:p>
            <text:p text:style-name="Normální">Vážený pan</text:p>
            <text:p text:style-name="Normální">K. T.</text:p>
            <text:p text:style-name="Normální"/>
            <text:p text:style-name="Normální"/>
            <text:p text:style-name="Normální"/>
            <text:p text:style-name="P17">DOPORUČENĚ</text:p>
            <text:p text:style-name="Normální"/>
            <text:p text:style-name="Normální"/>
          </table:table-cell>
        </table:table-row>
      </table:table>
      <text:p text:style-name="P18">Sdělení o poskytnutí informace</text:p>
      <text:p text:style-name="Základnítext">Vážený pane T.,</text:p>
      <text:p text:style-name="Základnítext">dne 25. 8. 2021 byla do Kanceláře veřejného ochránce práv doručena Vaše žádost podle zákona č. 106/1999 Sb., o svobodném přístupu k informacím, ve znění pozdějších předpisů, kterou žádáte:</text:p>
      <text:list text:style-name="LFO6" text:continue-numbering="true">
        <text:list-item>
          <text:p text:style-name="P19">adresu České advokátní komory,</text:p>
        </text:list-item>
        <text:list-item>
          <text:p text:style-name="P20">informaci o možnosti zajištění právního zastoupení pro nemajetné,</text:p>
        </text:list-item>
        <text:list-item>
          <text:p text:style-name="P21">zákon o výkonu trestu,</text:p>
        </text:list-item>
        <text:list-item>
          <text:p text:style-name="P22">zákon o justiční stráži,</text:p>
        </text:list-item>
        <text:list-item>
          <text:p text:style-name="P23">informaci jak Vězeňská služba České republiky reagovala na Zprávu z návštěvy<text:s/>ochránce ve<text:s/>Věznici<text:s/>Karviná,</text:p>
        </text:list-item>
        <text:list-item>
          <text:p text:style-name="P24">informaci o možnosti užívání psychofarmak praktickým lékařem,</text:p>
        </text:list-item>
        <text:list-item>
          <text:p text:style-name="P25">adresu České lékařské komory.</text:p>
        </text:list-item>
      </text:list>
      <text:p text:style-name="Základnítext">Ve smyslu zákona o svobodném přístupu k informacím,<text:s/><text:span text:style-name="Silné">se poskytují níže uvedené informace</text:span>:</text:p>
      <text:p text:style-name="Základnítext">K bodu<text:s/>č. 1</text:p>
      <text:p text:style-name="Základnítext">Doručovací adresa České advokátní komory je:<text:s/>Národní 16, 110 00 Praha 1.</text:p>
      <text:p text:style-name="Základnítext">K bodu<text:s/>č. 2</text:p>
      <text:p text:style-name="Základnítext">Nemajetné osoby mohou využít služeb bezplatného právního poradenství (poskytovaných např. organizací dTest, chránící práva spotřebitelů či Českou advokátní komorou). Jelikož<text:s/>z Vaší žádosti vyplývá, že jste již žalobu vůči Vězeňské službě České republiky podal, usuzuji, že potřebujete přímo právního zástupce. Jestliže si ho nemůžete dovolit, můžete požádat soud<text:s/>o jeho přidělení. Žádost musí obsahovat Vaše identifikační údaje, čeho se spor týká<text:s/>a uvedení proč Vaše majetkové poměry neumožňují, abyste zaplatil právníka sám. Rovněž dodejte, že se jedná<text:s/>o právně složitou věc, tudíž přidělení advokáta je nezbytné<text:s/>k ochraně<text:s/><text:soft-page-break/>vašich zájmů.<text:span text:style-name="Značkapozn.podčarou"><text:note text:note-class="footnote" text:id="_ftn0"><text:note-citation>1</text:note-citation><text:note-body><text:p text:style-name="Textpozn.podčarou"><text:s/>Ustanovení § 30 odst. 1 zákona č. 99/1963 Sb., občanský soudní řád, ve znění pozdějších předpisů.</text:p></text:note-body></text:note></text:span><text:s/>Tuto žádost můžete podat<text:s/>k místně příslušnému soudu<text:s/>i po podání žaloby. Pokud Vaší žádosti soud vyhoví, náklady<text:s/>na právní zastoupení zaplatí stát.</text:p>
      <text:p text:style-name="Základnítext">Další možností je využít služeb advokáta tzv.<text:s/><text:span text:style-name="T26">pro</text:span> <text:span text:style-name="T27">bono</text:span>, kdy někteří právníci poskytují služby nemajetným bezplatně<text:s/>na vlastní náklady<text:s/>a to<text:s/>z dobré vůle<text:s/>pro veřejné blaho. Většinou se tomu tak děje<text:s/>v případě mediálně zajímavých kauz. Nicméně, soupis advokátních kanceláří poskytujících tyto služby není, lze je tedy pouze postupně kontaktovat<text:s/>a dotazovat se přímo jich, zda by<text:s/>o Váš případ neměly zájem.</text:p>
      <text:p text:style-name="Základnítext">Pokud neuspějete ani<text:s/>u soudu ani<text:s/>u oslovených právníků, můžete požádat<text:s/>o přidělení právního zástupce Českou advokátní komoru (žádost viz příloha).<text:s/>K žádosti budete potřebovat zamítavé rozhodnutí soudu, písemné potvrzení<text:s/>od dvou advokátů, kteří Vás odmítli<text:s/>a prohlášení<text:s/>o příjmových<text:s/>a majetkových poměrech. Žádost posuzuje pobočka České advokátní komory<text:s/>v Brně, proto je nutné ji zaslat<text:s/>na adresu:<text:s/>Česká advokátní komora, pobočka Brno, nám. Svobody 84/15, 602 00 Brno.</text:p>
      <text:p text:style-name="Základnítext">Informace k této problematice naleznete i v informačním letáku ochránce<text:s/><text:span text:style-name="T28">Právní pomoc</text:span>, který zasílám v příloze.</text:p>
      <text:p text:style-name="Základnítext">K bodu<text:s/>č. 3</text:p>
      <text:p text:style-name="Základnítext">V příloze Vám zasílám zákon č. 169/1999 Sb.,<text:s/>o výkonu trestu odnětí svobody<text:s/>a o změně některých souvisejících zákonů, ve znění účinném k 31. 8. 2021.</text:p>
      <text:p text:style-name="Základnítext">K bodu<text:s/>č. 4</text:p>
      <text:p text:style-name="Základnítext">V příloze Vám zasílám zákon č. 555/1992 Sb., o Vězeňské<text:s/>a justiční stráži České republiky, ve znění účinném k 31. 8. 2021.<text:s/></text:p>
      <text:p text:style-name="Základnítext">K bodu<text:s/>č. 5</text:p>
      <text:p text:style-name="Základnítext">Zprávu o návštěvě ochránce ve Věznici Karviná jste získal na základě své předchozí žádosti o informace.<text:span text:style-name="Značkapozn.podčarou"><text:note text:note-class="footnote" text:id="_ftn1"><text:note-citation>2</text:note-citation><text:note-body><text:p text:style-name="Textpozn.podčarou"><text:s/>Sdělení sp. zn.:<text:s/>K106 54/2021<text:s/>ze dne 3. 8. 2021.</text:p></text:note-body></text:note></text:span><text:s/>Ochránce vyjádřil<text:s/>znepokojení<text:s/>nad podmínkami výkonu trestu<text:s/>u některých trvale pracovně nezařaditelných odsouzených, zejména těch<text:s/>s duševní poruchou. Ochránce požádal věznici o sdělení, jaké kroky hodlá v souvislosti s touto situací učinit. Vězeňská služba České republiky v reakci na to sdělila, že neshledala pochybení v poskytování odborné psychiatrické péče. V souvislosti s poznatky ochránce o celodenním uzamčení odsouzených v celách však uvedla, že do vnitřního řádu věznice zapracuje článek, na základě kterého bude věznice povinna stanovit podmínky, za kterých lze odsouzené uzamykat na celách nad rámec osmihodinové doby určené ke spánku. Stanovisko Vězeňské služby České republiky Vám zasílám přílohou. Stanovisko je<text:s/>zveřejněno<text:s/>i<text:s/>na internetových stránkách veřejného ochránce práv.<text:span text:style-name="Značkapozn.podčarou"><text:note text:note-class="footnote" text:id="_ftn2"><text:note-citation>3</text:note-citation><text:note-body><text:p text:style-name="Textpozn.podčarou"><text:s/>Dostupné z:<text:s/><text:a xlink:href="https://eso.ochrance.cz/Nalezene/Edit/8560" office:target-frame-name="_top" xlink:show="replace"><text:span text:style-name="Hypertextovýodkaz">https://eso.ochrance.cz/Nalezene/Edit/8560</text:span></text:a>.</text:p></text:note-body></text:note></text:span></text:p>
      <text:p text:style-name="Základnítext"/>
      <text:soft-page-break/>
      <text:p text:style-name="Základnítext">K bodu<text:s/>č. 6</text:p>
      <text:p text:style-name="Základnítext">K Vašemu dotazu ohledně užívání psychofarmak praktickým lékařem uvádím, že zákon<text:span text:style-name="Značkapozn.podčarou"><text:note text:note-class="footnote" text:id="_ftn3"><text:note-citation>4</text:note-citation><text:note-body><text:p text:style-name="Textpozn.podčarou"><text:s/>Zákon č.<text:s/>95/2004 Sb.<text:s/>o podmínkách získávání a uznávání odborné způsobilosti a specializované způsobilosti k výkonu zdravotnického povolání lékaře, zubního lékaře a farmaceuta, ve znění pozdějších předpisů.<text:s/></text:p></text:note-body></text:note></text:span><text:s/>ani vnitřní předpisy České lékařské komory toto lékaři nezakazují. Pokud tedy v souladu s etickým kodexem České lékařské komory lékař plní vůči každému pacientovi své profesionální povinnosti (tj. nedopustil se žádného lékařského pochybení), pak výkonu jeho povolání nic nebrání.</text:p>
      <text:p text:style-name="Základnítext">K bodu<text:s/>č. 7</text:p>
      <text:p text:style-name="Základnítext">Kancelář České lékařské komory v Praze sídlí<text:s/>na adrese:<text:s/>Lékařská 2/291, 150 00 Praha 5. Kancelář České lékařské komory v Olomouci sídlí<text:s/>na adrese:<text:s/>Lužická 419/14, 779 00 Olomouc.</text:p>
      <text:p text:style-name="Základnítext"/>
      <text:p text:style-name="podpis"/>
      <text:p text:style-name="podpis"/>
      <text:p text:style-name="podpis">JUDr. Pavel Pořízek, Ph.D.</text:p>
      <text:p text:style-name="podpis">vedoucí Kanceláře veřejného ochránce práv</text:p>
      <text:p text:style-name="podpis"/>
      <text:p text:style-name="podpis"/>
      <text:p text:style-name="podpis"/>
      <text:p text:style-name="podpis"/>
      <text:p text:style-name="podpis"/>
      <text:p text:style-name="podpis"/>
      <text:p text:style-name="podpis"/>
      <text:p text:style-name="podpis"/>
      <text:p text:style-name="podpis"/>
      <text:p text:style-name="podpis"/>
      <text:p text:style-name="Příloha">Přílohy</text:p>
      <text:p text:style-name="Příloha"/>
      <text:list text:style-name="LFO14" text:continue-numbering="true">
        <text:list-item>
          <text:p text:style-name="P29">žádost o právní službu (o přidělení advokáta)</text:p>
        </text:list-item>
        <text:list-item>
          <text:p text:style-name="P30">leták Právní pomoc</text:p>
        </text:list-item>
        <text:list-item>
          <text:p text:style-name="P31">zákon č. 169/1999 Sb.,<text:s/>o výkonu trestu odnětí svobody<text:s/>a o změně některých souvisejících zákonů, ve znění účinném k 31. 8. 2021</text:p>
        </text:list-item>
        <text:list-item>
          <text:p text:style-name="P32">zákon č. 555/1992 Sb., o Vězeňské<text:s/>a justiční stráži České republiky, ve znění účinném k 31. 8. 2021</text:p>
        </text:list-item>
        <text:list-item>
          <text:p text:style-name="P33">Stanovisko Vězeňské služby České republiky k návštěvě ochránce ve Věznici Karviná</text:p>
        </text:list-item>
      </text:list>
      <text:p text:style-name="Normální"/>
      <text:h text:style-name="Nadpis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5%"/>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style>
    <style:style style:name="kubikova" style:display-name="kubikova" style:family="text">
      <style:text-properties style:font-name="Trebuchet MS" fo:color="#808000" fo:font-size="11pt" style:font-size-asian="11pt" style:text-underline-type="none"/>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fo:margin-left="0.3937in" fo:text-indent="-0.3937in">
        <style:tab-stops>
          <style:tab-stop style:type="left" style:position="0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fo:margin-left="0.3937in" fo:text-indent="-0.3937in">
        <style:tab-stops>
          <style:tab-stop style:type="left" style:position="0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Odstavecseseznamem" style:display-name="Odstavec se seznamem" style:family="paragraph" style:parent-style-name="Normální">
      <style:paragraph-properties fo:margin-left="0.5in">
        <style:tab-stops/>
      </style:paragraph-properties>
      <style:text-properties fo:hyphenate="false"/>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complex="Times New Roman"/>
    </style:style>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2LVL1" style:family="text">
      <style:text-properties style:font-name-complex="Times New Roman"/>
    </style:style>
    <style:style style:name="WW_CharLFO3LVL1" style:family="text">
      <style:text-properties style:font-name-complex="Times New Roman"/>
    </style: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4LVL1" style:family="text">
      <style:text-properties style:font-name-complex="Times New Roman"/>
    </style:style>
    <style:style style:name="WW_CharLFO5LVL1" style:family="text">
      <style:text-properties style:font-name-complex="Times New Roman"/>
    </style:style>
    <style:style style:name="WW_CharLFO6LVL1" style:family="text">
      <style:text-properties style:font-name-complex="Times New Roman"/>
    </style:style>
    <style:style style:name="WW_CharLFO7LVL1" style:family="text">
      <style:text-properties style:font-name-complex="Times New Roman"/>
    </style:style>
    <style:style style:name="WW_CharLFO8LVL1" style:family="text">
      <style:text-properties style:font-name-complex="Times New Roman"/>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style:style style:name="WW_CharLFO11LVL1" style:family="text">
      <style:text-properties style:font-name="Wingding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Calibri" style:font-name-asian="Times New Roman"/>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name="Calibri"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header>
        <text:p text:style-name="Záhlaví"/>
      </style:header>
      <style:footer>
        <text:p text:style-name="P8"><text:span text:style-name="T9"><text:page-number text:fixed="false">3</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BNLEW*</text:span>*KVOPX00BNLEW*</text:p>
        <text:p text:style-name="P12"><text:span text:style-name="T13">KVOPX00BNLEW</text:span>KVOPX00BNLEW</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1-09-24T08:37:00Z</meta:creation-date>
    <dc:date>2021-09-24T08:40:00Z</dc:date>
    <meta:print-date>2021-09-02T08:56:00Z</meta:print-date>
    <meta:template xlink:href="KVOP_dopis%20vedoucího" xlink:type="simple"/>
    <meta:editing-cycles>3</meta:editing-cycles>
    <meta:editing-duration>PT180S</meta:editing-duration>
    <meta:user-defined meta:name="ContentTypeId">0x010100D3A71DC738674B4893D02C4CA0E22FAC</meta:user-defined>
    <meta:document-statistic meta:page-count="3" meta:paragraph-count="9" meta:word-count="721" meta:character-count="4970" meta:row-count="35" meta:non-whitespace-character-count="4258"/>
  </office:meta>
</office:document-meta>
</file>